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style>
    <style:style style:name="P2" style:family="paragraph" style:parent-style-name="Text_20_body">
      <style:text-properties style:text-underline-style="none"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1">
      <style:text-properties fo:font-size="12pt" style:text-underline-style="none" fo:font-weight="normal" style:font-weight-asian="normal" style:font-weight-complex="normal"/>
    </style:style>
    <style:style style:name="P5"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style:style>
    <style:style style:name="P6" style:family="paragraph" style:parent-style-name="Text_20_body" style:list-style-name="L2">
      <style:paragraph-properties fo:margin-left="0cm" fo:margin-right="0cm" fo:margin-top="0cm" fo:margin-bottom="0cm" fo:text-align="justify" style:justify-single-word="false" fo:text-indent="0cm" style:auto-text-indent="false"/>
      <style:text-properties style:font-name="Times New Roman"/>
    </style:style>
    <style:style style:name="P7"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style>
    <style:style style:name="P8" style:family="paragraph" style:parent-style-name="Text_20_body" style:list-style-name="L2">
      <style:paragraph-properties fo:margin-left="0cm" fo:margin-right="0cm" fo:margin-top="0cm" fo:margin-bottom="0cm" fo:text-align="justify" style:justify-single-word="false" fo:text-indent="0cm" style:auto-text-indent="false"/>
      <style:text-properties style:font-name="Times New Roman" fo:font-size="12pt"/>
    </style:style>
    <style:style style:name="P9" style:family="paragraph" style:parent-style-name="Text_20_body">
      <style:paragraph-properties fo:margin-left="0cm" fo:margin-right="0cm" fo:margin-top="0cm" fo:margin-bottom="0cm" fo:text-align="justify" style:justify-single-word="false" fo:text-indent="0cm" style:auto-text-indent="false"/>
    </style:style>
    <style:style style:name="P10" style:family="paragraph" style:parent-style-name="Text_20_body">
      <style:paragraph-properties fo:margin-left="0cm" fo:margin-right="0cm" fo:margin-top="0cm" fo:margin-bottom="0cm" fo:text-align="justify" style:justify-single-word="false" fo:text-indent="0cm" style:auto-text-indent="false"/>
      <style:text-properties style:text-underline-style="none" fo:font-weight="normal" style:font-weight-asian="normal" style:font-weight-complex="normal"/>
    </style:style>
    <style:style style:name="T1" style:family="text">
      <style:text-properties fo:font-size="12pt"/>
    </style:style>
    <style:style style:name="T2" style:family="text">
      <style:text-properties fo:font-size="12pt" fo:language="en" fo:country="GB"/>
    </style:style>
    <style:style style:name="T3" style:family="text">
      <style:text-properties fo:language="en" fo:country="GB"/>
    </style:style>
    <style:style style:name="T4" style:family="text">
      <style:text-properties style:font-name="Times New Roman" fo:font-size="12pt"/>
    </style:style>
    <style:style style:name="T5"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llness &amp; Sickness Policy</text:h>
      <text:p text:style-name="P2">It is my policy to keep children safe when they are in my care, promote good health and take necessary steps to prevent the spread of infection within my setting. I will discuss with parents/carers during the settling-in period the arrangements for the exclusion of a child should they become ill whilst in my setting.</text:p>
      <text:p text:style-name="P2">In order to promote good health and prevent the spread of infection I will do the following:</text:p>
      <text:list xml:id="list7884670201" text:style-name="L1">
        <text:list-item>
          <text:p text:style-name="P4">Promote hand-washing in warm, soapy water or anti-bacterial sanitiser gel before eating or handling food and after using the toilet.</text:p>
        </text:list-item>
        <text:list-item>
          <text:p text:style-name="P3">Promote the use of tissues for children with coughs and minor colds.</text:p>
        </text:list-item>
        <text:list-item>
          <text:p text:style-name="P3">All spillages of bodily fluids will be cleaned up immediately.</text:p>
        </text:list-item>
      </text:list>
      <text:p text:style-name="P9"><text:span text:style-name="T4">If there is a child in my setting who becomes ill during the child-minded period, or whom I believe has an infectious illness or disease, for example a severe cold or stomach upset, at my discretion I will carry out the following:</text:span></text:p>
      <text:list xml:id="list1045189322" text:style-name="L2">
        <text:list-item>
          <text:p text:style-name="P6"><text:span text:style-name="T1">Contact the parents as agreed to arrange for the immediate collection of the child.</text:span> </text:p>
        </text:list-item>
        <text:list-item>
          <text:p text:style-name="P8">Ensure the child is excluded from my setting until they have been well for 48 hours.</text:p>
        </text:list-item>
      </text:list>
      <text:p text:style-name="P9"><text:span text:style-name="T4">All children in my setting who are excluded due to having an illness or an infectious disease such as a severe cold or stomach upset will not be allowed to return until they have been free from illness for 48 hours. This is in order to minimise the risk of the transmission of an infection to other children, me or members of my household.</text:span></text:p>
      <text:p text:style-name="P1">At my discretion, if I view a child as having a mild illness – that is not infectious and does not impede their participation in activities – I will permit them to the setting and will administer medicine as stated in my Medication Policy.</text:p>
      <text:p text:style-name="P1"><text:span text:style-name="T5">I reserve the right to refuse admission of any child who is unwell or has an infection that could be passed on. </text:span></text:p>
      <text:p text:style-name="P5"><text:span text:style-name="T1">I will contact you if my own child is not well, inform you of the illness/symptoms and if I am able to work. This then allows you to make an informed decision as to whether to bring your child or not.</text:span></text:p>
      <text:p text:style-name="P5"><text:span text:style-name="T1">I am happy to work when I have minor ailments such as colds, etc. however I will not work if I have sickness or </text:span><text:span text:style-name="T2">diarrhoea</text:span><text:span text:style-name="T1"> or any other highly contagious infection. Continuing to work would only result in a further spreading of the germs and I would be unable to give your child the care they deserve. </text:span><text:span text:style-name="T2">I do not charge if I am unable to work through illness.</text:span></text:p>
      <text:p text:style-name="P1">Date: 07/06/2014</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9T23:20:49</meta:creation-date>
    <dc:date>2014-06-08T17:36:16</dc:date>
    <meta:editing-duration>PT35M56S</meta:editing-duration>
    <meta:editing-cycles>11</meta:editing-cycles>
    <meta:generator>LibreOffice/3.5$Linux_X86_64 LibreOffice_project/350m1$Build-2</meta:generator>
    <dc:creator>Ross Fenning</dc:creator>
    <meta:document-statistic meta:table-count="0" meta:image-count="0" meta:object-count="0" meta:page-count="1" meta:paragraph-count="15" meta:word-count="437" meta:character-count="2362" meta:non-whitespace-character-count="1943"/>
  </office:meta>
</office:document-meta>
</file>